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7pt" style:font-size-asian="7pt" style:font-size-complex="7pt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8735cm"/>
    </style:style>
    <style:style style:name="co3" style:family="table-column">
      <style:table-column-properties fo:break-before="auto" style:column-width="6.18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9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5" table:number-rows-spanned="2" table:style-name="ce5">
            <text:p>3D TP scratch : Comprendre et utiliser la notion de variable/Ecrire des programmes de calcul faisant intervenir plusieurs opérations</text:p>
          </table:table-cell>
          <table:covered-table-cell table:number-columns-repeated="4"/>
          <table:table-cell table:number-columns-repeated="16379"/>
        </table:table-row>
        <table:table-row table:style-name="ro1">
          <table:covered-table-cell/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G1</text:p>
          </table:table-cell>
          <table:table-cell table:style-name="ce3"/>
          <table:table-cell office:value-type="string" table:style-name="ce2">
            <text:p>G2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4">
            <text:p>ABDELLI Younes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KAFUKA Lindsay</text:p>
          </table:table-cell>
          <table:table-cell office:value-type="float" office:value="12" table:style-name="ce3">
            <text:p>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CALOT Luna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KHMARNA Karyna</text:p>
          </table:table-cell>
          <table:table-cell office:value-type="string" table:style-name="ce3">
            <text:p>ab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CAMARA Abderamane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MACABRE Soukaïna</text:p>
          </table:table-cell>
          <table:table-cell office:value-type="float" office:value="15" table:style-name="ce3">
            <text:p>1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CAMARA Rabiatou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MAHDADI Hajer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DIARRA Ibrahim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MARIANE Adam</text:p>
          </table:table-cell>
          <table:table-cell office:value-type="float" office:value="15" table:style-name="ce3">
            <text:p>1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DOVHOMELIA Mikailo</text:p>
          </table:table-cell>
          <table:table-cell office:value-type="string" table:style-name="ce3">
            <text:p>abs</text:p>
          </table:table-cell>
          <table:table-cell office:value-type="string" table:style-name="ce4">
            <text:p>MASUA Chloé</text:p>
          </table:table-cell>
          <table:table-cell office:value-type="float" office:value="15" table:style-name="ce3">
            <text:p>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ENNAIR Anas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MULUMBA Mbumba</text:p>
          </table:table-cell>
          <table:table-cell office:value-type="float" office:value="15" table:style-name="ce3">
            <text:p>1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FOFANA Mohamed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PETIT HOMME Beverly</text:p>
          </table:table-cell>
          <table:table-cell office:value-type="float" office:value="12" table:style-name="ce3">
            <text:p>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GHANEM Sylia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RAPISARDA Enzo</text:p>
          </table:table-cell>
          <table:table-cell office:value-type="float" office:value="12" table:style-name="ce3">
            <text:p>1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4">
            <text:p>GUERREIRO BRANDAO Victoria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SIDIBE Mohamed Sadio</text:p>
          </table:table-cell>
          <table:table-cell office:value-type="float" office:value="8" table:style-name="ce3">
            <text:p>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HASHEMI Hasena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STOICA Dan</text:p>
          </table:table-cell>
          <table:table-cell office:value-type="float" office:value="12" table:style-name="ce3">
            <text:p>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KHERROUB Ines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SYLVESTRE Laura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1"/>
        </table:table-row>
        <table:table-row table:number-rows-repeated="104856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M. THOMAS</meta:initial-creator>
    <dc:creator>M. THOMAS</dc:creator>
    <meta:creation-date>2025-03-06T22:39:58Z</meta:creation-date>
    <dc:date>2025-03-12T12:38:23Z</dc:date>
    <meta:editing-cycles>4</meta:editing-cycles>
    <meta:editing-duration>PT193S</meta:editing-duration>
  </office:meta>
</office:document-meta>
</file>